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CC0000029DC961F57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swiss" style:font-pitch="variable"/>
    <style:font-face style:name="Aptos1" svg:font-family="Apto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Pro" svg:font-family="'Verdana Pro'"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1" style:family="table">
      <style:table-properties style:width="6.5069in" fo:margin-left="0.0035in" fo:margin-top="0in" fo:margin-bottom="0in" table:align="left" style:writing-mode="lr-tb"/>
    </style:style>
    <style:style style:name="Table1.A" style:family="table-column">
      <style:table-column-properties style:column-width="2.1208in"/>
    </style:style>
    <style:style style:name="Table1.B" style:family="table-column">
      <style:table-column-properties style:column-width="4.3854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3125in" fo:margin-left="0.0139in" fo:margin-top="0in" fo:margin-bottom="0in" table:align="left" style:writing-mode="page"/>
    </style:style>
    <style:style style:name="Table2.A" style:family="table-column">
      <style:table-column-properties style:column-width="1.3743in"/>
    </style:style>
    <style:style style:name="Table2.B" style:family="table-column">
      <style:table-column-properties style:column-width="4.9375in"/>
    </style:style>
    <style:style style:name="Table2.1" style:family="table-row">
      <style:table-row-properties style:min-row-height="0.2576in" fo:keep-together="auto"/>
    </style:style>
    <style:style style:name="Table2.A1" style:family="table-cell">
      <style:table-cell-properties fo:padding-left="0.0069in" fo:padding-right="0.0069in" fo:padding-top="0in" fo:padding-bottom="0in" fo:border="1pt solid #000000"/>
    </style:style>
    <style:style style:name="Table2.2" style:family="table-row">
      <style:table-row-properties style:min-row-height="0.2306in" fo:keep-together="auto"/>
    </style:style>
    <style:style style:name="P1" style:family="paragraph" style:parent-style-name="Standard">
      <style:paragraph-properties fo:text-align="center" style:justify-single-word="false"/>
      <style:text-properties style:use-window-font-color="true" loext:opacity="0%" style:font-name="Aptos1" fo:font-size="28pt" fo:font-weight="bold" style:font-name-asian="Verdana Pro" style:font-size-asian="28pt" style:font-weight-asian="bold" style:font-size-complex="28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use-window-font-color="true" loext:opacity="0%" style:font-name="Aptos1" fo:font-size="14pt" style:font-name-asian="Verdana Pro" style:font-size-asian="14pt" style:font-size-complex="14pt"/>
    </style:style>
    <style:style style:name="P4" style:family="paragraph" style:parent-style-name="Standard">
      <style:paragraph-properties fo:line-height="0.0354in"/>
      <style:text-properties style:use-window-font-color="true" loext:opacity="0%" style:font-name="Aptos1" fo:font-size="14pt" style:font-name-asian="Verdana Pro" style:font-size-asian="14pt" style:font-size-complex="14pt"/>
    </style:style>
    <style:style style:name="P5" style:family="paragraph" style:parent-style-name="Standard">
      <style:text-properties style:use-window-font-color="true" loext:opacity="0%" style:font-name="Aptos1" style:font-name-asian="Verdana Pro" style:font-size-complex="12pt"/>
    </style:style>
    <style:style style:name="P6" style:family="paragraph" style:parent-style-name="Standard">
      <style:paragraph-properties fo:line-height="0.1591in"/>
      <style:text-properties style:use-window-font-color="true" loext:opacity="0%" style:font-name="Aptos1" fo:font-size="10pt" style:font-size-asian="10pt" style:font-size-complex="10pt"/>
    </style:style>
    <style:style style:name="P7" style:family="paragraph" style:parent-style-name="Standard">
      <style:text-properties style:use-window-font-color="true" loext:opacity="0%" style:font-name="Aptos1" style:font-size-complex="12pt"/>
    </style:style>
    <style:style style:name="P8" style:family="paragraph" style:parent-style-name="Standard">
      <style:paragraph-properties fo:line-height="0.139in"/>
      <style:text-properties style:use-window-font-color="true" loext:opacity="0%" style:font-name="Aptos1" fo:font-weight="bold" style:font-name-asian="Arial" style:font-weight-asian="bold" style:font-size-complex="12pt" style:font-weight-complex="bold"/>
    </style:style>
    <style:style style:name="P9" style:family="paragraph" style:parent-style-name="Standard">
      <style:text-properties style:use-window-font-color="true" loext:opacity="0%" style:font-name="Aptos1" fo:font-weight="bold" style:font-name-asian="Arial" style:font-weight-asian="bold" style:font-size-complex="12pt" style:font-weight-complex="bold"/>
    </style:style>
    <style:style style:name="P10" style:family="paragraph" style:parent-style-name="Standard">
      <style:paragraph-properties fo:line-height="0.139in"/>
      <style:text-properties style:use-window-font-color="true" loext:opacity="0%" style:font-name="Aptos1" fo:font-size="10pt" style:font-size-asian="10pt" style:font-size-complex="10pt"/>
    </style:style>
    <style:style style:name="P11" style:family="paragraph" style:parent-style-name="Standard">
      <style:paragraph-properties fo:margin-right="0.0417in" fo:line-height="145%"/>
    </style:style>
    <style:style style:name="P12" style:family="paragraph" style:parent-style-name="Standard">
      <style:paragraph-properties fo:line-height="0.139in">
        <style:tab-stops>
          <style:tab-stop style:position="2.6319in"/>
        </style:tab-stops>
      </style:paragraph-properties>
    </style:style>
    <style:style style:name="P13" style:family="paragraph" style:parent-style-name="Standard">
      <style:paragraph-properties fo:line-height="0.2256in"/>
      <style:text-properties style:use-window-font-color="true" loext:opacity="0%" style:font-name="Aptos1" fo:font-size="10pt" style:font-size-asian="10pt" style:font-size-complex="10pt"/>
    </style:style>
    <style:style style:name="P14" style:family="paragraph" style:parent-style-name="Standard">
      <style:paragraph-properties fo:line-height="0.1764in"/>
      <style:text-properties style:use-window-font-color="true" loext:opacity="0%" style:font-name="Aptos1" fo:font-size="10pt" style:font-size-asian="10pt" style:font-size-complex="10pt"/>
    </style:style>
    <style:style style:name="P15" style:family="paragraph" style:parent-style-name="Standard">
      <style:paragraph-properties fo:line-height="0.1228in"/>
      <style:text-properties style:use-window-font-color="true" loext:opacity="0%" style:font-name="Aptos1" fo:font-size="10pt" style:font-size-asian="10pt" style:font-size-complex="10pt"/>
    </style:style>
    <style:style style:name="P16" style:family="paragraph" style:parent-style-name="Standard">
      <style:paragraph-properties fo:margin-right="0.0417in" fo:line-height="143%"/>
    </style:style>
    <style:style style:name="P17" style:family="paragraph" style:parent-style-name="List_20_Paragraph" style:list-style-name="WWNum5">
      <style:paragraph-properties fo:margin-left="0.5in" fo:margin-right="0.0417in" fo:line-height="143%" fo:text-indent="-0.25in" style:auto-text-indent="false"/>
    </style:style>
    <style:style style:name="P18" style:family="paragraph" style:parent-style-name="Standard">
      <style:paragraph-properties fo:margin-right="0.0417in" fo:line-height="143%"/>
      <style:text-properties style:use-window-font-color="true" loext:opacity="0%" style:font-name="Aptos1" fo:font-size="10pt" style:font-size-asian="10pt" style:font-size-complex="10pt"/>
    </style:style>
    <style:style style:name="P19" style:family="paragraph" style:parent-style-name="Standard">
      <style:paragraph-properties fo:margin-right="0.0417in" fo:margin-top="0in" fo:margin-bottom="0in" style:contextual-spacing="false" fo:line-height="143%" fo:text-align="start" style:justify-single-word="false" fo:orphans="2" fo:widows="2"/>
      <style:text-properties fo:color="#666666" loext:opacity="100%" style:font-name="Aptos1" fo:font-size="12pt" fo:language="en" fo:country="US" style:letter-kerning="false" style:font-name-asian="游明朝" style:font-size-asian="12pt" style:language-asian="en" style:country-asian="US" style:font-name-complex="Times New Roman1" style:font-size-complex="11pt" style:language-complex="ar" style:country-complex="SA"/>
    </style:style>
    <style:style style:name="P20" style:family="paragraph" style:parent-style-name="Standard">
      <style:paragraph-properties fo:margin-right="0.0417in" fo:margin-top="0in" fo:margin-bottom="0in" style:contextual-spacing="false" fo:line-height="143%" fo:text-align="start" style:justify-single-word="false" fo:orphans="2" fo:widows="2"/>
      <style:text-properties style:use-window-font-color="true" loext:opacity="0%" style:font-name="Aptos1" fo:font-size="12pt" fo:language="en" fo:country="US" style:letter-kerning="false" style:font-name-asian="游明朝" style:font-size-asian="12pt" style:language-asian="en" style:country-asian="US" style:font-name-complex="Times New Roman1" style:font-size-complex="12pt" style:language-complex="ar" style:country-complex="SA"/>
    </style:style>
    <style:style style:name="P21" style:family="paragraph" style:parent-style-name="Standard">
      <style:paragraph-properties fo:margin-right="0.0417in" fo:line-height="115%"/>
    </style:style>
    <style:style style:name="P22" style:family="paragraph" style:parent-style-name="Standard">
      <style:paragraph-properties fo:margin-right="0.0417in" fo:line-height="115%"/>
      <style:text-properties style:use-window-font-color="true" loext:opacity="0%" style:font-name="Aptos1" style:font-name-asian="Arial" style:font-size-complex="12pt"/>
    </style:style>
    <style:style style:name="P23" style:family="paragraph" style:parent-style-name="Standard">
      <style:paragraph-properties fo:line-height="0.1807in"/>
      <style:text-properties style:use-window-font-color="true" loext:opacity="0%" style:font-name="Aptos1" fo:font-size="10pt" style:font-size-asian="10pt" style:font-size-complex="10pt"/>
    </style:style>
    <style:style style:name="P24" style:family="paragraph" style:parent-style-name="Standard">
      <style:paragraph-properties fo:line-height="115%"/>
    </style:style>
    <style:style style:name="P25" style:family="paragraph" style:parent-style-name="Standard">
      <style:paragraph-properties fo:line-height="115%"/>
      <style:text-properties style:use-window-font-color="true" loext:opacity="0%" style:font-name="Aptos1" style:font-name-asian="Arial" style:font-size-complex="12pt"/>
    </style:style>
    <style:style style:name="P26" style:family="paragraph" style:parent-style-name="Standard">
      <style:paragraph-properties fo:line-height="127%"/>
    </style:style>
    <style:style style:name="P27" style:family="paragraph" style:parent-style-name="List_20_Paragraph" style:list-style-name="WWNum2">
      <style:paragraph-properties fo:line-height="127%"/>
    </style:style>
    <style:style style:name="P28" style:family="paragraph" style:parent-style-name="Standard">
      <style:paragraph-properties fo:line-height="127%"/>
      <style:text-properties style:use-window-font-color="true" loext:opacity="0%" style:font-name="Aptos1" style:font-name-asian="Arial" style:font-size-complex="12pt"/>
    </style:style>
    <style:style style:name="P29" style:family="paragraph" style:parent-style-name="Standard">
      <style:paragraph-properties fo:line-height="0.1902in"/>
      <style:text-properties style:use-window-font-color="true" loext:opacity="0%" style:font-name="Aptos1" fo:font-size="10pt" style:font-size-asian="10pt" style:font-size-complex="10pt"/>
    </style:style>
    <style:style style:name="P30" style:family="paragraph" style:parent-style-name="Standard">
      <style:paragraph-properties fo:margin-left="0.0693in"/>
    </style:style>
    <style:style style:name="P31" style:family="paragraph" style:parent-style-name="Standard">
      <style:paragraph-properties fo:margin-left="0.0693in"/>
      <style:text-properties style:use-window-font-color="true" loext:opacity="0%" style:font-name="Aptos1" style:font-size-complex="12pt"/>
    </style:style>
    <style:style style:name="P32" style:family="paragraph" style:parent-style-name="Frame_20_contents">
      <style:paragraph-properties fo:text-align="end" style:justify-single-word="false" style:punctuation-wrap="hanging"/>
    </style:style>
    <style:style style:name="P33" style:family="paragraph">
      <loext:graphic-properties draw:fill="none"/>
      <style:paragraph-properties fo:text-align="start"/>
      <style:text-properties fo:font-size="18pt"/>
    </style:style>
    <style:style style:name="T1" style:family="text">
      <style:text-properties style:use-window-font-color="true" loext:opacity="0%" style:font-name="Aptos1" fo:font-size="28pt" fo:font-weight="bold" style:font-name-asian="Verdana Pro" style:font-size-asian="28pt" style:font-weight-asian="bold" style:font-size-complex="28pt" style:font-weight-complex="bold"/>
    </style:style>
    <style:style style:name="T2" style:family="text">
      <style:text-properties style:use-window-font-color="true" loext:opacity="0%" style:font-name="Aptos1" style:font-name-asian="Verdana Pro" style:font-size-complex="12pt"/>
    </style:style>
    <style:style style:name="T3" style:family="text">
      <style:text-properties style:use-window-font-color="true" loext:opacity="0%" style:font-name="Aptos1" fo:font-size="28pt" fo:font-weight="bold" style:font-name-asian="Verdana Pro" style:font-size-asian="28pt" style:font-weight-asian="bold" style:font-size-complex="12pt" style:font-weight-complex="bold"/>
    </style:style>
    <style:style style:name="T4" style:family="text">
      <style:text-properties style:use-window-font-color="true" loext:opacity="0%" style:font-name="Aptos1" fo:font-size="14pt" style:font-name-asian="Verdana Pro" style:font-size-asian="14pt" style:font-size-complex="14pt"/>
    </style:style>
    <style:style style:name="T5" style:family="text">
      <style:text-properties style:use-window-font-color="true" loext:opacity="0%" style:font-name="Aptos1" fo:font-size="14pt" fo:font-weight="bold" style:font-name-asian="Verdana Pro" style:font-size-asian="14pt" style:font-weight-asian="bold" style:font-size-complex="14pt" style:font-weight-complex="bold"/>
    </style:style>
    <style:style style:name="T6" style:family="text">
      <style:text-properties fo:color="#ee0000" loext:opacity="100%" style:font-name="Aptos1" fo:font-size="14pt" fo:font-weight="bold" officeooo:rsid="000c536f" style:font-name-asian="Verdana Pro" style:font-size-asian="14pt" style:font-weight-asian="bold" style:font-size-complex="14pt" style:font-weight-complex="bold"/>
    </style:style>
    <style:style style:name="T7" style:family="text">
      <style:text-properties style:use-window-font-color="true" loext:opacity="0%" style:font-name="Aptos1" fo:font-size="14pt" fo:font-weight="bold" style:font-size-asian="14pt" style:font-weight-asian="bold" style:font-size-complex="14pt" style:font-weight-complex="bold"/>
    </style:style>
    <style:style style:name="T8" style:family="text">
      <style:text-properties style:use-window-font-color="true" loext:opacity="0%" style:font-name="Aptos1" fo:font-size="17pt" fo:font-weight="bold" style:font-size-asian="17pt" style:font-weight-asian="bold" style:font-name-complex="Times New Roman1" style:font-size-complex="17pt" style:font-weight-complex="bold"/>
    </style:style>
    <style:style style:name="T9" style:family="text">
      <style:text-properties style:use-window-font-color="true" loext:opacity="0%" style:font-name="Aptos1" fo:font-size="17pt" fo:font-weight="bold" style:font-name-asian="Arial" style:font-size-asian="17pt" style:font-weight-asian="bold" style:font-name-complex="Times New Roman1" style:font-size-complex="17pt" style:font-weight-complex="bold"/>
    </style:style>
    <style:style style:name="T10" style:family="text">
      <style:text-properties style:use-window-font-color="true" loext:opacity="0%" style:font-name="Aptos1" fo:font-size="10pt" style:font-size-asian="10pt" style:font-size-complex="10pt"/>
    </style:style>
    <style:style style:name="T11" style:family="text">
      <style:text-properties style:use-window-font-color="true" loext:opacity="0%" style:font-name="Aptos1" fo:font-weight="bold" style:font-name-asian="Arial" style:font-weight-asian="bold" style:font-size-complex="12pt" style:font-weight-complex="bold"/>
    </style:style>
    <style:style style:name="T12" style:family="text">
      <style:text-properties style:use-window-font-color="true" loext:opacity="0%" style:font-name="Aptos1" style:font-name-asian="Arial" style:font-size-complex="12pt"/>
    </style:style>
    <style:style style:name="T13" style:family="text">
      <style:text-properties fo:color="#ee0000" loext:opacity="100%" style:font-name="Aptos1" style:font-name-asian="Arial" style:font-size-complex="12pt"/>
    </style:style>
    <style:style style:name="T14" style:family="text">
      <style:text-properties style:use-window-font-color="true" loext:opacity="0%" style:font-name="Aptos1" style:font-size-complex="12pt"/>
    </style:style>
    <style:style style:name="T15" style:family="text">
      <style:text-properties style:use-window-font-color="true" loext:opacity="0%" style:font-name="Aptos1" fo:font-weight="bold" style:font-weight-asian="bold" style:font-size-complex="12pt" style:font-weight-complex="bold"/>
    </style:style>
    <style:style style:name="T16" style:family="text">
      <style:text-properties fo:color="#ee0000" loext:opacity="100%" officeooo:rsid="000abfff"/>
    </style:style>
    <style:style style:name="T17" style:family="text">
      <style:text-properties style:use-window-font-color="true" loext:opacity="0%" fo:font-family="'MS Gothic'" style:font-family-generic="swiss" style:font-pitch="variable" style:font-family-asian="'MS Gothic'" style:font-family-generic-asian="system" style:font-pitch-asian="variable" style:font-size-complex="12pt"/>
    </style:style>
    <style:style style:name="T18" style:family="text">
      <style:text-properties fo:color="#ee0000" loext:opacity="100%" style:font-name="Aptos1"/>
    </style:style>
    <style:style style:name="T19" style:family="text">
      <style:text-properties style:use-window-font-color="true" loext:opacity="0%" style:font-name="Aptos1" fo:font-size="17pt" fo:font-weight="bold" style:font-name-asian="Arial" style:font-size-asian="17pt" style:font-weight-asian="bold" style:font-size-complex="17pt" style:font-weight-complex="bold"/>
    </style:style>
    <style:style style:name="T20" style:family="text">
      <style:text-properties style:use-window-font-color="true" loext:opacity="0%" style:font-name="Aptos1" fo:font-size="14.5pt" fo:font-weight="bold" style:font-name-asian="Arial" style:font-size-asian="14.5pt" style:font-weight-asian="bold" style:font-size-complex="14.5pt" style:font-weight-complex="bold"/>
    </style:style>
    <style:style style:name="T21" style:family="text">
      <style:text-properties style:use-window-font-color="true" loext:opacity="0%" fo:font-family="Arial" style:font-family-generic="swiss" style:font-pitch="variable" fo:font-size="14.5pt" fo:font-weight="bold" style:font-name-asian="Arial" style:font-size-asian="14.5pt" style:font-weight-asian="bold" style:font-name-complex="Arial" style:font-size-complex="14.5pt" style:font-weight-complex="bold"/>
    </style:style>
    <style:style style:name="T22" style:family="text">
      <style:text-properties style:use-window-font-color="true" loext:opacity="0%" style:font-name="Aptos1" fo:font-style="italic" style:font-name-asian="Arial" style:font-style-asian="italic" style:font-size-complex="12pt" style:font-style-complex="italic"/>
    </style:style>
    <style:style style:name="T23" style:family="text">
      <style:text-properties style:font-name="Aptos1"/>
    </style:style>
    <style:style style:name="T24" style:family="text">
      <style:text-properties style:use-window-font-color="true" loext:opacity="0%" fo:font-weight="bold" style:font-weight-asian="bold" style:font-size-complex="12pt" style:font-weight-complex="bold"/>
    </style:style>
    <style:style style:name="T25" style:family="text">
      <style:text-properties fo:color="#ee0000" loext:opacity="100%" style:font-name="Aptos1" style:font-size-complex="12pt"/>
    </style:style>
    <style:style style:name="T26" style:family="text">
      <style:text-properties style:use-window-font-color="true" loext:opacity="0%" style:font-name="Aptos1" fo:font-size="10pt" fo:font-weight="bold" style:font-name-asian="Arial" style:font-size-asian="10pt" style:font-weight-asian="bold" style:font-size-complex="10pt" style:font-weight-complex="bold"/>
    </style:style>
    <style:style style:name="T27" style:family="text">
      <style:text-properties style:use-window-font-color="true" loext:opacity="0%" style:font-name="Aptos1" fo:font-size="10pt" fo:font-weight="bold" style:font-size-asian="10pt" style:font-weight-asian="bold" style:font-size-complex="10pt" style:font-weight-complex="bold"/>
    </style:style>
    <style:style style:name="T28" style:family="text">
      <style:text-properties style:use-window-font-color="true" loext:opacity="0%" fo:font-weight="bold" style:font-weight-asian="bold" style:font-weight-complex="bold"/>
    </style:style>
    <style:style style:name="T29" style:family="text">
      <style:text-properties fo:color="#666666" loext:opacity="100%" fo:font-size="11pt" fo:font-weight="normal" officeooo:rsid="000c536f" style:font-size-asian="9.60000038146973pt" style:font-weight-asian="normal" style:font-size-complex="11pt" style:font-weight-complex="normal"/>
    </style:style>
    <style:style style:name="T30" style:family="text">
      <style:text-properties fo:color="#ee0000" loext:opacity="100%" fo:font-size="10pt" fo:font-weight="bold" officeooo:rsid="000c536f" style:font-size-asian="8.75pt" style:font-weight-asian="bold" style:font-size-complex="10pt" style:font-weight-complex="bold"/>
    </style:style>
    <style:style style:name="T31" style:family="text">
      <style:text-properties fo:font-family="Calibri" style:font-family-generic="swiss" style:font-pitch="variable"/>
    </style:style>
    <style:style style:name="fr1" style:family="graphic" style:parent-style-name="Graphics">
      <style:graphic-properties fo:margin-left="0in" fo:margin-right="0in" fo:margin-top="0in" fo:margin-bottom="0in" style:run-through="background" style:wrap="dynamic" style:number-wrapped-paragraphs="no-limit" style:wrap-contour="false"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parent-style-name="Frame">
      <style:graphic-properties draw:stroke="none" svg:stroke-width="0in" draw:fill="none" loext:fill-use-slide-background="false" draw:textarea-vertical-align="top" draw:auto-grow-height="false" fo:min-height="0.6118in" fo:min-width="1.4866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draw:fill="none" loext:fill-use-slide-background="false" draw:textarea-vertical-align="top" draw:auto-grow-height="false" fo:min-height="0.6118in" fo:min-width="1.4866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10041" number:language="en" number:country="US" number:automatic-order="true">
      <number:month number:style="long" number:textual="true"/>
      <number:text> </number:text>
      <number:day/>
      <number:text>, </number:text>
      <number:year number:style="long"/>
    </number:date-style>
    <number:date-style style:name="N10049" number:language="en" number:country="US">
      <number:year number:style="long"/>
      <number:text>-</number:text>
      <number:month number:style="long"/>
      <number:text>-</number:text>
      <number:day number:style="long"/>
    </number:date-style>
  </office:automatic-styles>
  <office:body>
    <office:text text:use-soft-page-breaks="true">
      <text:variable-decls>
        <text:variable-decl office:value-type="string" text:name="TeamNumb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2" loext:marker-style-name="T2"><text:span text:style-name="T1">Incident Report</text:span><text:span text:style-name="T3"/></text:p>
      <text:p text:style-name="P3" loext:marker-style-name="T4"/>
      <text:p text:style-name="P2" loext:marker-style-name="T5"><text:span text:style-name="T5">Team </text:span><text:bookmark-start text:name="team_name"/><text:span text:style-name="T5"><text:placeholder text:placeholder-type="text">&lt;X&gt;</text:placeholder></text:span><text:bookmark-end text:name="team_name"/><loext:content-control loext:plain-text="true" loext:id="-1857486606"><text:span text:style-name="T6"/></loext:content-control></text:p>
      <text:p text:style-name="P4" loext:marker-style-name="T4"/>
      <text:p text:style-name="P2" loext:marker-style-name="T5"><text:span text:style-name="Placeholder_20_Text"><text:span text:style-name="T7"><text:date style:data-style-name="N10041" text:date-value="2026-02-13T23:41:28.585772761">February 13, 2026</text:date></text:span></text:span></text:p>
      <text:p text:style-name="P5" loext:marker-style-name="T2"/>
      <text:p text:style-name="P5" loext:marker-style-name="T2"/>
      <text:h text:style-name="Heading_20_1" text:outline-level="1" loext:marker-style-name="T8"><text:span text:style-name="T9">1. Executive Summary</text:span><text:span text:style-name="T9"/></text:h>
      <text:p text:style-name="P6" loext:marker-style-name="T10"/>
      <text:p text:style-name="Standard" loext:marker-style-name="T10"><text:span text:style-name="T11">Incident ID:</text:span><text:span text:style-name="T12"> INC-</text:span><text:span text:style-name="T12"><text:date style:data-style-name="N10049" text:date-value="2026-02-13T23:41:28.586628343">2026-02-13</text:date></text:span><text:span text:style-name="T12">-</text:span><loext:content-control loext:plain-text="true" loext:id="-1714182713"><text:span text:style-name="T13">XX</text:span></loext:content-control></text:p>
      <text:p text:style-name="P7" loext:marker-style-name="T14"/>
      <text:p text:style-name="Standard" loext:marker-style-name="T14"><text:span text:style-name="T15">Time of Incident Start or Discovery:</text:span><text:span text:style-name="T14"> </text:span><text:span text:style-name="T12"><text:date style:data-style-name="N10049" text:date-value="2026-02-13T23:41:28.587128743">2026-02-13</text:date></text:span><text:span text:style-name="T12"><text:s/></text:span><text:bookmark-start text:name="discovery_time"/><loext:content-control loext:plain-text="true" loext:id="1730647149"><text:span text:style-name="Placeholder_20_Text"><text:span text:style-name="T16">HH:MM:SS</text:span></text:span><text:bookmark-end text:name="discovery_time"/></loext:content-control></text:p>
      <text:p text:style-name="P8" loext:marker-style-name="T11"/>
      <text:p text:style-name="Standard" loext:marker-style-name="T12"><text:span text:style-name="T11">Incident Status:</text:span><text:span text:style-name="T12"><text:tab/><text:tab/></text:span><loext:content-control loext:checkbox="true" loext:checked-state="☒" loext:unchecked-state="☐" loext:id="-203108956"><text:span text:style-name="T17">☐</text:span></loext:content-control><text:span text:style-name="T12"> Resolved</text:span><text:span text:style-name="T12"><text:tab/><text:tab/></text:span><loext:content-control loext:checkbox="true" loext:checked-state="☒" loext:unchecked-state="☐" loext:id="975567487"><text:span text:style-name="T17">☐</text:span></loext:content-control><text:span text:style-name="T12"> Unresolved</text:span></text:p>
      <text:p text:style-name="P9" loext:marker-style-name="T11"/>
      <text:p text:style-name="Standard" loext:marker-style-name="T11"><text:span text:style-name="T11">Incident Summary: </text:span><text:span text:style-name="T11"/></text:p>
      <text:p text:style-name="P10" loext:marker-style-name="T10"/>
      <text:p text:style-name="P11" loext:marker-style-name="T10"><text:span text:style-name="T12">On </text:span><text:span text:style-name="T12"><text:date style:data-style-name="N10041" text:date-value="2026-02-13T23:41:28.588450779">February 13, 2026</text:date></text:span><text:span text:style-name="T12"><text:s/>at </text:span><loext:content-control loext:showing-place-holder="true" loext:plain-text="true" loext:id="-1492168948"><text:span text:style-name="T12"/></loext:content-control><text:span text:style-name="T12"><text:bookmark-ref text:reference-format="text" text:ref-name="discovery_time">HH:MM:SS</text:bookmark-ref></text:span><text:span text:style-name="T12">, </text:span><text:span text:style-name="T12">Team </text:span><loext:content-control loext:showing-place-holder="true" loext:plain-text="true" loext:id="1443952488"><text:span text:style-name="T12"/></loext:content-control><text:span text:style-name="T12"><text:bookmark-ref text:reference-format="text" text:ref-name="team_number">Error: Reference source not found</text:bookmark-ref></text:span><text:span text:style-name="T12"><text:s/></text:span><text:span text:style-name="T12">detected a </text:span><loext:content-control loext:showing-place-holder="true" loext:plain-text="true" loext:id="478346726"><text:span text:style-name="T13">[incident type (ex: DoS, ransomware, data breach)]</text:span></loext:content-control><text:span text:style-name="T12">. Using </text:span><loext:content-control loext:showing-place-holder="true" loext:plain-text="true" loext:id="1539549251"><text:span text:style-name="T13">[methods]</text:span></loext:content-control><text:span text:style-name="T12">, an unauthorized entity </text:span><loext:content-control loext:showing-place-holder="true" loext:plain-text="true" loext:id="943965607"><text:span text:style-name="T13">[action (ex. gained access to, compromised, exfiltrated data from)]</text:span></loext:content-control><text:span text:style-name="T12"> </text:span><loext:content-control loext:showing-place-holder="true" loext:plain-text="true" loext:id="722416839"><text:span text:style-name="T13">[</text:span><text:span text:style-name="Placeholder_20_Text"><text:span text:style-name="T18">impacted assets]</text:span></text:span></loext:content-control><text:span text:style-name="T12">.</text:span><text:span text:style-name="T12"> In response, Team </text:span><text:span text:style-name="T12"><text:bookmark-ref text:reference-format="text" text:ref-name="team_name">&lt;X&gt;</text:bookmark-ref></text:span><loext:content-control loext:showing-place-holder="true" loext:plain-text="true" loext:id="-1763454330"><text:span text:style-name="T12"/></loext:content-control><text:span text:style-name="T12"><text:s/></text:span><loext:content-control loext:showing-place-holder="true" loext:plain-text="true" loext:id="1270901848"><text:span text:style-name="T13">[response actions (ex: contained, revoked access, recovered from backups)]</text:span></loext:content-control><text:span text:style-name="T12">.</text:span></text:p>
      <text:p text:style-name="P12" loext:marker-style-name="T10"><text:span text:style-name="T10"><text:tab/></text:span><text:span text:style-name="T10"/></text:p>
      <text:p text:style-name="P13" loext:marker-style-name="T10"/>
      <text:p text:style-name="Standard" loext:marker-style-name="T19"><text:span text:style-name="T19">2. Incident Detection &amp; Analysis</text:span><text:span text:style-name="T19"/></text:p>
      <text:p text:style-name="P14" loext:marker-style-name="T10"/>
      <text:p text:style-name="P14" loext:marker-style-name="T10"/>
      <text:p text:style-name="Standard" loext:marker-style-name="T10"><text:span text:style-name="T20">2.1. A</text:span><text:span text:style-name="T21">ﬀ</text:span><text:span text:style-name="T20">ected Systems &amp; Data</text:span></text:p>
      <text:p text:style-name="P15" loext:marker-style-name="T10"/>
      <text:p text:style-name="P16" loext:marker-style-name="T22"><text:span text:style-name="T22">This section:</text:span><text:span text:style-name="T22"/></text:p>
      <text:list text:style-name="WWNum5">
        <text:list-item>
          <text:p text:style-name="P17" loext:marker-style-name="T22"><text:span text:style-name="T22">defines the scope of system(s) and data impacted by the incident and </text:span><text:span text:style-name="T22"/></text:p>
        </text:list-item>
        <text:list-item>
          <text:p text:style-name="P17" loext:marker-style-name="T22"><text:span text:style-name="T22">identifies the incident’s impact on operations (NIST CSF DE.AE-04)</text:span><text:span text:style-name="Footnote_20_Symbol"><text:span text:style-name="T22"> </text:span></text:span><text:span text:style-name="T22"><text:note text:id="ftn1" text:note-class="footnote"><text:note-citation>1</text:note-citation><text:note-body><text:p text:style-name="Footnote" loext:marker-style-name="T23"><text:span text:style-name="T23"><text:s/>The NIST Cybersecurity Framework (CSF) 2.0 (https://doi.org/10.6028/NIST.CSWP.29)</text:span></text:p></text:note-body></text:note></text:span><text:span text:style-name="T22">.</text:span></text:p>
        </text:list-item>
      </text:list>
      <text:p text:style-name="P18" loext:marker-style-name="T10"/>
      <table:table table:name="Table1" table:style-name="Table1">
        <table:table-column table:style-name="Table1.A"/>
        <table:table-column table:style-name="Table1.B"/>
        <table:table-row table:style-name="Table1.1">
          <table:table-cell table:style-name="Table1.A1" office:value-type="string">
            <text:p text:style-name="P19" loext:marker-style-name="T15"><text:span text:style-name="T24">IP, hostname, OS</text:span><text:span text:style-name="T15"/></text:p>
          </table:table-cell>
          <table:table-cell table:style-name="Table1.A1" office:value-type="string">
            <text:p text:style-name="P19" loext:marker-style-name="T15"><text:span text:style-name="T15">Compromised data and impact on service</text:span><text:span text:style-name="T15"/></text:p>
          </table:table-cell>
        </table:table-row>
        <table:table-row table:style-name="Table1.1">
          <table:table-cell table:style-name="Table1.A1" office:value-type="string">
            <text:p text:style-name="P19" loext:marker-style-name="T14"><loext:content-control loext:showing-place-holder="true" loext:plain-text="true" loext:id="-138892894"><text:span text:style-name="T25">Ex: 10.10.32.132 – fruit </text:span><text:soft-page-break/><text:span text:style-name="T25">(Windows Server 2025)</text:span></loext:content-control><text:span text:style-name="T14"/></text:p>
          </table:table-cell>
          <table:table-cell table:style-name="Table1.A1" office:value-type="string">
            <text:p text:style-name="P19" loext:marker-style-name="T14"><loext:content-control loext:showing-place-holder="true" loext:plain-text="true" loext:id="-2087679237"><text:span text:style-name="T25">Ex: Customer billing data, including 50 names, credit </text:span><text:soft-page-break/><text:span text:style-name="T25">card numbers, and addresses, stored on this server’s SQL database was compromised. The threat actor disrupted the connection between the website and the customer billing database, preventing customers from paying bills.</text:span></loext:content-control><text:span text:style-name="T14"/></text:p>
          </table:table-cell>
        </table:table-row>
        <table:table-row table:style-name="Table1.1">
          <table:table-cell table:style-name="Table1.A1" office:value-type="string">
            <text:p text:style-name="P20" loext:marker-style-name="T14"/>
          </table:table-cell>
          <table:table-cell table:style-name="Table1.A1" office:value-type="string">
            <text:p text:style-name="P20" loext:marker-style-name="T14"/>
          </table:table-cell>
        </table:table-row>
        <table:table-row table:style-name="Table1.1">
          <table:table-cell table:style-name="Table1.A1" office:value-type="string">
            <text:p text:style-name="P20" loext:marker-style-name="T14"/>
          </table:table-cell>
          <table:table-cell table:style-name="Table1.A1" office:value-type="string">
            <text:p text:style-name="P20" loext:marker-style-name="T14"/>
          </table:table-cell>
        </table:table-row>
        <table:table-row table:style-name="Table1.1">
          <table:table-cell table:style-name="Table1.A1" office:value-type="string">
            <text:p text:style-name="P20" loext:marker-style-name="T14"/>
          </table:table-cell>
          <table:table-cell table:style-name="Table1.A1" office:value-type="string">
            <text:p text:style-name="P20" loext:marker-style-name="T14"/>
          </table:table-cell>
        </table:table-row>
        <table:table-row table:style-name="Table1.1">
          <table:table-cell table:style-name="Table1.A1" office:value-type="string">
            <text:p text:style-name="P20" loext:marker-style-name="T14"/>
          </table:table-cell>
          <table:table-cell table:style-name="Table1.A1" office:value-type="string">
            <text:p text:style-name="P20" loext:marker-style-name="T14"/>
          </table:table-cell>
        </table:table-row>
        <table:table-row table:style-name="Table1.1">
          <table:table-cell table:style-name="Table1.A1" office:value-type="string">
            <text:p text:style-name="P20" loext:marker-style-name="T14"/>
          </table:table-cell>
          <table:table-cell table:style-name="Table1.A1" office:value-type="string">
            <text:p text:style-name="P20" loext:marker-style-name="T14"/>
          </table:table-cell>
        </table:table-row>
      </table:table>
      <text:p text:style-name="P18" loext:marker-style-name="T10"/>
      <text:p text:style-name="P18" loext:marker-style-name="T10"/>
      <text:p text:style-name="Standard" loext:marker-style-name="T10"><text:span text:style-name="T20">2.2. Indicators of Compromise (IoCs)</text:span><text:span text:style-name="T26"/></text:p>
      <text:p text:style-name="P15" loext:marker-style-name="T10"/>
      <text:p text:style-name="P21" loext:marker-style-name="T22"><text:span text:style-name="T22">This section lists the key pieces of evidence used to determine that an incident has occurred (NIST CSF DE.AE-08).</text:span><text:span text:style-name="T22"/></text:p>
      <text:p text:style-name="P22" loext:marker-style-name="T12"/>
      <text:p text:style-name="P22" loext:marker-style-name="T12"/>
      <text:p text:style-name="P23" loext:marker-style-name="T10"/>
      <text:p text:style-name="P23" loext:marker-style-name="T10"/>
      <text:p text:style-name="Standard" loext:marker-style-name="T10"><text:span text:style-name="T20">2.3. Root Cause Analysis</text:span><text:span text:style-name="T26"/></text:p>
      <text:p text:style-name="P15" loext:marker-style-name="T10"/>
      <text:p text:style-name="P24" loext:marker-style-name="T22"><text:span text:style-name="T22">This section identifies attack vectors and IP address(es) of involved threat actors (NIST CSF RS.AN-03).</text:span><text:span text:style-name="T22"/></text:p>
      <text:p text:style-name="P25" loext:marker-style-name="T12"/>
      <text:p text:style-name="P24" loext:marker-style-name="T12"><text:span text:style-name="T11">Threat actor IP address(es):</text:span><text:span text:style-name="T12"> </text:span></text:p>
      <text:p text:style-name="P25" loext:marker-style-name="T12"/>
      <text:p text:style-name="P24" loext:marker-style-name="T11"><text:span text:style-name="T11">Method of initial access:</text:span><text:span text:style-name="T11"/></text:p>
      <text:p text:style-name="P25" loext:marker-style-name="T12"/>
      <text:p text:style-name="P25" loext:marker-style-name="T12"/>
      <text:p text:style-name="Standard" loext:marker-style-name="T19"><text:span text:style-name="T19">3. Response and Recovery</text:span><text:span text:style-name="T19"/></text:p>
      <text:p text:style-name="P15" loext:marker-style-name="T10"/>
      <text:p text:style-name="P26" loext:marker-style-name="T22"><text:span text:style-name="T22">This section describes: </text:span><text:span text:style-name="T22"/></text:p>
      <text:list text:style-name="WWNum2">
        <text:list-item>
          <text:p text:style-name="P27" loext:marker-style-name="T22"><text:span text:style-name="T22">the immediate response to contain the threat and prevent further damage upon incident identification, such as disabling user accounts, resetting credentials, and isolating devices (NIST CSF RS.MI-01).</text:span><text:span text:style-name="T22"/></text:p>
        </text:list-item>
        <text:list-item>
          <text:p text:style-name="P27" loext:marker-style-name="T22"><text:span text:style-name="T22">the steps taken to patch vulnerabilities and eradicate any malware, backdoors, persistence methods, and other things left by the threat actor (NIST CSF RS.MI-02).</text:span><text:span text:style-name="T22"/></text:p>
        </text:list-item>
        <text:list-item>
          <text:p text:style-name="P27" loext:marker-style-name="T22"><text:soft-page-break/><text:span text:style-name="T22">outlines the steps taken to validate, rebuild, and restore data and systems to normal operation after verifying the eradication of the threat (NIST CSF RC.RP).</text:span><text:span text:style-name="T22"/></text:p>
        </text:list-item>
      </text:list>
      <text:p text:style-name="P28" loext:marker-style-name="T12"/>
      <text:p text:style-name="P25" loext:marker-style-name="T12"/>
      <text:p text:style-name="P25" loext:marker-style-name="T12"/>
      <text:h text:style-name="Heading_20_1" text:outline-level="1" loext:marker-style-name="T8"><text:span text:style-name="T9">Technical Timeline</text:span><text:span text:style-name="T9"/></text:h>
      <text:p text:style-name="P29" loext:marker-style-name="T10"/>
      <table:table table:name="Table2" table:style-name="Table2">
        <table:table-column table:style-name="Table2.A"/>
        <table:table-column table:style-name="Table2.B"/>
        <table:table-header-rows>
          <table:table-row table:style-name="Table2.1">
            <table:table-cell table:style-name="Table2.A1" office:value-type="string">
              <text:p text:style-name="P30" loext:marker-style-name="T27"><text:span text:style-name="T11">Date &amp; Time</text:span><text:span text:style-name="T26"/></text:p>
            </table:table-cell>
            <table:table-cell table:style-name="Table2.A1" office:value-type="string">
              <text:p text:style-name="P30" loext:marker-style-name="T27"><text:span text:style-name="T11">Activity</text:span><text:span text:style-name="T26"/></text:p>
            </table:table-cell>
          </table:table-row>
          <table:table-row table:style-name="Table2.2">
            <table:table-cell table:style-name="Table2.A1" office:value-type="string">
              <text:p text:style-name="Standard" loext:marker-style-name="T14"><text:span text:style-name="T14"><text:s/></text:span><text:span text:style-name="T14"><text:date style:data-style-name="N10129" text:date-value="2026-02-13T23:41:28.599181082">2/13/2026</text:date></text:span><text:span text:style-name="T14"><text:s/></text:span><loext:content-control loext:showing-place-holder="true" loext:plain-text="true" loext:id="-569970348"><text:span text:style-name="T14">HH</text:span></loext:content-control><text:span text:style-name="T14">:</text:span><loext:content-control loext:showing-place-holder="true" loext:plain-text="true" loext:id="-1970357181"><text:span text:style-name="T14">MM</text:span></loext:content-control></text:p>
            </table:table-cell>
            <table:table-cell table:style-name="Table2.A1" office:value-type="string">
              <text:p text:style-name="P31" loext:marker-style-name="T14"><text:bookmark text:name="_Hlk190606857"/></text:p>
            </table:table-cell>
          </table:table-row>
          <table:table-row table:style-name="Table2.2">
            <table:table-cell table:style-name="Table2.A1" office:value-type="string">
              <text:p text:style-name="Standard" loext:marker-style-name="T14"><text:span text:style-name="T14"><text:s/></text:span><text:span text:style-name="T14"><text:date style:data-style-name="N10129" text:date-value="2026-02-13T23:41:28.600048609">2/13/2026</text:date></text:span><text:span text:style-name="T14"><text:s/></text:span><loext:content-control loext:showing-place-holder="true" loext:plain-text="true" loext:id="-310636996"><text:span text:style-name="T14">HH</text:span></loext:content-control><text:span text:style-name="T14">:</text:span><loext:content-control loext:showing-place-holder="true" loext:plain-text="true" loext:id="1837503418"><text:span text:style-name="T14">MM</text:span></loext:content-control></text:p>
            </table:table-cell>
            <table:table-cell table:style-name="Table2.A1" office:value-type="string">
              <text:p text:style-name="P31" loext:marker-style-name="T14"/>
            </table:table-cell>
          </table:table-row>
          <table:table-row table:style-name="Table2.2">
            <table:table-cell table:style-name="Table2.A1" office:value-type="string">
              <text:p text:style-name="Standard" loext:marker-style-name="T14"><text:span text:style-name="T14"><text:s/></text:span><text:span text:style-name="T14"><text:date style:data-style-name="N10129" text:date-value="2026-02-13T23:41:28.600616902">2/13/2026</text:date></text:span><text:span text:style-name="T14"><text:s/></text:span><loext:content-control loext:showing-place-holder="true" loext:plain-text="true" loext:id="-1104718329"><text:span text:style-name="T14">HH</text:span></loext:content-control><text:span text:style-name="T14">:</text:span><loext:content-control loext:showing-place-holder="true" loext:plain-text="true" loext:id="-1745793976"><text:span text:style-name="T14">MM</text:span></loext:content-control></text:p>
            </table:table-cell>
            <table:table-cell table:style-name="Table2.A1" office:value-type="string">
              <text:p text:style-name="P31" loext:marker-style-name="T14"/>
            </table:table-cell>
          </table:table-row>
        </table:table-header-rows>
      </table:table>
      <text:p text:style-name="P10" loext:marker-style-name="T10"/>
      <text:p text:style-name="P10" loext:marker-style-name="T10"/>
      <text:p text:style-name="P10" loext:marker-style-name="T10"/>
      <text:p text:style-name="P10" loext:marker-style-name="T10"/>
      <text:p text:style-name="P10" loext:marker-style-name="T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swiss" style:font-pitch="variable"/>
    <style:font-face style:name="Aptos1" svg:font-family="Apto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Pro" svg:font-family="'Verdana Pro'"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fo:color="#666666" loext:opacity="100%" style:font-name="Aptos1" fo:font-size="12pt" fo:language="en" fo:country="US" style:letter-kerning="false" style:font-name-asian="游明朝" style:font-size-asian="12pt" style:language-asian="en" style:country-asian="US" style:font-name-complex="Times New Roman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fo:color="#666666" loext:opacity="100%" style:font-name="Aptos1" fo:font-size="12pt" fo:language="en" fo:country="US" style:letter-kerning="false" style:font-name-asian="游明朝" style:font-size-asian="12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1665in" fo:margin-bottom="0in" style:contextual-spacing="false" fo:keep-together="always" fo:keep-with-next="always"/>
      <style:text-properties fo:color="#0f4761" loext:opacity="100%" style:font-name="Aptos Display" fo:font-family="'Aptos Display'" style:font-family-generic="swiss" style:font-pitch="variable" fo:font-size="16pt" style:font-name-asian="游ゴシック Light" style:font-family-asian="'游ゴシック Light'"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top="0in" fo:margin-bottom="0in" style:contextual-spacing="true"/>
    </style:style>
    <style:style style:name="Endnote" style:family="paragraph" style:parent-style-name="Standard" loext:linked-style-name="Endnote_20_Text_20_Char" style:class="extra">
      <style:text-properties fo:font-size="10pt" style:font-size-asian="10pt" style:font-size-complex="10pt"/>
    </style:style>
    <style:style style:name="Footnote" style:family="paragraph" style:parent-style-name="Standard" loext:linked-style-name="Footnote_20_Text_20_Char" style:class="extra">
      <style:text-properties fo:font-size="10pt" style:font-size-asian="10pt" style:font-size-complex="10pt"/>
    </style:style>
    <style:style style:name="Marginalia" style:family="paragraph" style:parent-style-name="Standard" loext:linked-style-name="Comment_20_Text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Footer_20_Char" style:display-name="Footer Char" style:family="text" style:parent-style-name="Default_20_Paragraph_20_Font" loext:linked-style-name="Footer"/>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laceholder_20_Text" style:display-name="Placeholder Text" style:family="text" style:parent-style-name="Default_20_Paragraph_20_Font">
      <style:text-properties fo:color="#666666" loext:opacity="100%"/>
    </style:style>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swiss" style:font-pitch="variable" fo:font-size="16pt" style:font-name-asian="游ゴシック Light" style:font-family-asian="'游ゴシック Light'"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ListLabel_20_1" style:display-name="ListLabel 1" style:family="text">
      <style:text-properties style:font-name="Aptos" fo:font-family="Aptos" style:font-family-generic="roman" style:font-pitch="variable" fo:font-size="12pt" style:font-name-asian="Arial" style:font-family-asian="Arial" style:font-family-generic-asian="system" style:font-pitch-asian="variable" style:font-size-asian="12pt" style:font-name-complex="Arial"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Aptos" fo:font-family="Aptos"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Aptos" fo:font-family="Aptos"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ptos" fo:font-family="Aptos" style:font-family-generic="roman" style:font-pitch="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Aptos" fo:font-family="Aptos" style:font-family-generic="roman" style:font-pitch="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Aptos" fo:font-family="Aptos" style:font-family-generic="roman" style:font-pitch="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Aptos" fo:font-family="Aptos" style:font-family-generic="roman" style:font-pitch="variable" style:font-name-asian="Arial" style:font-family-asian="Arial" style:font-family-generic-asian="system" style:font-pitch-asian="variable" style:font-name-complex="Times New Roman1" style:font-family-complex="'Times New Roman'"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Aptos" fo:font-family="Aptos"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Aptos" fo:font-family="Aptos"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9" number:language="en" number:country="US">
      <number:month/>
      <number:text>/</number:text>
      <number:day/>
      <number:text>/</number:text>
      <number:year number:style="long"/>
    </number:date-style>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e3" style:family="table">
      <style:table-properties style:width="6.5104in" fo:margin-left="0in" fo:margin-top="0in" fo:margin-bottom="0in" table:align="left" style:writing-mode="page"/>
    </style:style>
    <style:style style:name="Table3.A" style:family="table-column">
      <style:table-column-properties style:column-width="2.1701in"/>
    </style:style>
    <style:style style:name="Table3.1" style:family="table-row">
      <style:table-row-properties style:min-row-height="0.2083in"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6.5104in" fo:margin-left="0in" fo:margin-top="0in" fo:margin-bottom="0in" table:align="left" style:writing-mode="page"/>
    </style:style>
    <style:style style:name="Table4.A" style:family="table-column">
      <style:table-column-properties style:column-width="2.1701in"/>
    </style:style>
    <style:style style:name="Table4.1" style:family="table-row">
      <style:table-row-properties style:min-row-height="0.2083in" fo:keep-together="auto"/>
    </style:style>
    <style:style style:name="Table4.A1" style:family="table-cell">
      <style:table-cell-properties fo:padding-left="0.075in" fo:padding-right="0.075in" fo:padding-top="0in" fo:padding-bottom="0in" fo:border="none"/>
    </style:style>
    <style:style style:name="MP1" style:family="paragraph" style:parent-style-name="Header">
      <style:paragraph-properties fo:margin-left="-0.0799in"/>
    </style:style>
    <style:style style:name="MP2" style:family="paragraph" style:parent-style-name="Header">
      <style:paragraph-properties fo:text-align="center" style:justify-single-word="false"/>
    </style:style>
    <style:style style:name="MP3" style:family="paragraph" style:parent-style-name="Header">
      <style:paragraph-properties fo:margin-right="-0.0799in" fo:text-align="end" style:justify-single-word="false"/>
    </style:style>
    <style:style style:name="MP4" style:family="paragraph" style:parent-style-name="Header">
      <style:paragraph-properties fo:text-align="end" style:justify-single-word="false"/>
      <style:text-properties style:font-name="Times New Roman"/>
    </style:style>
    <style:style style:name="MP5" style:family="paragraph" style:parent-style-name="Header">
      <style:paragraph-properties fo:text-align="end" style:justify-single-word="false"/>
    </style:style>
    <style:style style:name="MP6" style:family="paragraph" style:parent-style-name="Frame_20_contents">
      <style:paragraph-properties fo:text-align="end" style:justify-single-word="false" style:punctuation-wrap="hanging"/>
    </style:style>
    <style:style style:name="MP7" style:family="paragraph">
      <loext:graphic-properties draw:fill="none"/>
      <style:paragraph-properties fo:text-align="start"/>
      <style:text-properties fo:font-size="18pt"/>
    </style:style>
    <style:style style:name="MT1" style:family="text">
      <style:text-properties style:font-name="Times New Roman"/>
    </style:style>
    <style:style style:name="MT2" style:family="text">
      <style:text-properties style:use-window-font-color="true" loext:opacity="0%" fo:font-weight="bold" style:font-weight-asian="bold" style:font-weight-complex="bold"/>
    </style:style>
    <style:style style:name="MT3" style:family="text">
      <style:text-properties fo:color="#666666" loext:opacity="100%" fo:font-size="11pt" fo:font-weight="normal" officeooo:rsid="000c536f" style:font-size-asian="9.60000038146973pt" style:font-weight-asian="normal" style:font-size-complex="11pt" style:font-weight-complex="normal"/>
    </style:style>
    <style:style style:name="MT4" style:family="text">
      <style:text-properties fo:color="#ee0000" loext:opacity="100%" fo:font-size="10pt" fo:font-weight="bold" officeooo:rsid="000c536f" style:font-size-asian="8.75pt" style:font-weight-asian="bold" style:font-size-complex="10pt" style:font-weight-complex="bold"/>
    </style:style>
    <style:style style:name="MT5" style:family="text">
      <style:text-properties fo:font-family="Calibri" style:font-family-generic="swiss" style:font-pitch="variable"/>
    </style:style>
    <style:style style:name="Mfr1" style:family="graphic" style:parent-style-name="Graphics">
      <style:graphic-properties fo:margin-left="0in" fo:margin-right="0in" fo:margin-top="0in" fo:margin-bottom="0in" style:run-through="background" style:wrap="dynamic" style:number-wrapped-paragraphs="no-limit" style:wrap-contour="false"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Mgr1" style:family="graphic" style:parent-style-name="Frame">
      <style:graphic-properties draw:stroke="none" svg:stroke-width="0in" draw:fill="none" loext:fill-use-slide-background="false" draw:textarea-vertical-align="top" draw:auto-grow-height="false" fo:min-height="0.6118in" fo:min-width="1.4866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0in" fo:margin-bottom="0in" fo:margin-left="1in" fo:margin-right="0.9862in" style:writing-mode="lr-tb" style:layout-grid-color="#c0c0c0" style:layout-grid-lines="2516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9165in" fo:margin-left="0in" fo:margin-right="0in" fo:margin-bottom="0.8772in" style:dynamic-spacing="true"/>
      </style:header-style>
      <style:footer-style>
        <style:header-footer-properties fo:min-height="0.1756in" fo:margin-left="0in" fo:margin-right="0in" fo:margin-top="0.136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3" table:style-name="Table3">
          <table:table-column table:style-name="Table3.A" table:number-columns-repeated="3"/>
          <table:table-row table:style-name="Table3.1">
            <table:table-cell table:style-name="Table3.A1" office:value-type="string">
              <text:p text:style-name="MP1"/>
            </table:table-cell>
            <table:table-cell table:style-name="Table3.A1" office:value-type="string">
              <text:p text:style-name="MP2"/>
            </table:table-cell>
            <table:table-cell table:style-name="Table3.A1" office:value-type="string">
              <text:p text:style-name="MP3"/>
            </table:table-cell>
          </table:table-row>
        </table:table>
        <text:p text:style-name="MP4" loext:marker-style-name="MT1"><draw:frame draw:style-name="Mfr1" draw:name="Image1" text:anchor-type="char" svg:x="5.661in" svg:y="0.1181in" svg:width="1.1161in" svg:height="1.1689in" draw:z-index="2"><draw:image xlink:href="Pictures/10000001000002CC0000029DC961F579.png" xlink:type="simple" xlink:show="embed" xlink:actuate="onLoad" draw:mime-type="image/png"/></draw:frame></text:p>
        <text:p text:style-name="MP4" loext:marker-style-name="MT1"/>
        <text:p text:style-name="MP5"><draw:custom-shape text:anchor-type="char" draw:z-index="5" draw:name="Text Frame 2" draw:style-name="Mgr1" draw:text-style-name="MP7" svg:width="1.4862in" svg:height="0.6114in" svg:x="4.0555in" svg:y="0.0638in"><text:p text:style-name="MP6" loext:marker-style-name="MT2"><text:span text:style-name="MT3">Wild West Parks Inc.</text:span><loext:content-control loext:plain-text="true" loext:id="1993902520"><text:span text:style-name="MT4"/></loext:content-control></text:p><text:p text:style-name="MP6"><text:span text:style-name="MT5">100 Starling Way</text:span></text:p><text:p text:style-name="MP6"><text:span text:style-name="MT5">New Atbara, Mar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4" loext:marker-style-name="MT1"/>
        <text:p text:style-name="MP5" loext:marker-style-name="MT1"><text:span text:style-name="MT1"><text:tab/></text:span><text:span text:style-name="MT1"/></text:p>
      </style:header>
      <style:footer>
        <table:table table:name="Table4" table:style-name="Table4">
          <table:table-column table:style-name="Table4.A" table:number-columns-repeated="3"/>
          <table:table-row table:style-name="Table4.1">
            <table:table-cell table:style-name="Table4.A1" office:value-type="string">
              <text:p text:style-name="MP1"/>
            </table:table-cell>
            <table:table-cell table:style-name="Table4.A1" office:value-type="string">
              <text:p text:style-name="MP2"/>
            </table:table-cell>
            <table:table-cell table:style-name="Table4.A1" office:value-type="string">
              <text:p text:style-name="MP3"/>
            </table:table-cell>
          </table:table-row>
        </table:table>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Windows User</meta:initial-creator>
    <meta:editing-cycles>21</meta:editing-cycles>
    <meta:creation-date>2026-01-05T19:01:00</meta:creation-date>
    <dc:date>2026-02-13T23:41:28.487811100</dc:date>
    <meta:editing-duration>PT4H30M57S</meta:editing-duration>
    <meta:generator>LibreOffice/25.2.7.2$Windows_X86_64 LibreOffice_project/5cbfd1ab6520636bb5f7b99185aa69bd7456825d</meta:generator>
    <meta:document-statistic meta:table-count="6" meta:image-count="1" meta:object-count="0" meta:page-count="3" meta:paragraph-count="41" meta:word-count="342" meta:character-count="2303" meta:non-whitespace-character-count="1977"/>
    <meta:user-defined meta:name="AppVersion">16.0000</meta:user-defined>
    <meta:user-defined meta:name="ContentTypeId">0x010100217CEF02A3FE7E43B40AD5C84242CCAF</meta:user-defined>
    <meta:template xlink:type="simple" xlink:actuate="onRequest" xlink:title="Normal.dotm" xlink:href=""/>
  </office:meta>
</office:document-meta>
</file>